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uk" fo:country="UA" officeooo:rsid="00194e39" officeooo:paragraph-rsid="00194e39"/>
    </style:style>
    <style:style style:name="P2" style:family="paragraph" style:parent-style-name="Standard">
      <style:text-properties fo:language="uk" fo:country="UA" officeooo:rsid="00194e39" officeooo:paragraph-rsid="001c16ee"/>
    </style:style>
    <style:style style:name="P3" style:family="paragraph" style:parent-style-name="Standard">
      <style:text-properties fo:language="uk" fo:country="UA" officeooo:rsid="001c16ee" officeooo:paragraph-rsid="001c16ee"/>
    </style:style>
    <style:style style:name="T1" style:family="text">
      <style:text-properties officeooo:rsid="001c16ee"/>
    </style:style>
    <style:style style:name="T2" style:family="text">
      <style:text-properties officeooo:rsid="001d08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Загальні замітки: </text:p>
      <text:p text:style-name="P1">- запити в БД виконувати за допомгою PDO object. </text:p>
      <text:p text:style-name="P1">- сайт повинен бути захищеним від SQL ін'єкцій. </text:p>
      <text:p text:style-name="P1">- мова сайту - англійська. </text:p>
      <text:p text:style-name="P1">- обов'язково на сайті повинні бути увімкнено показ усіх PHP помилок. </text:p>
      <text:p text:style-name="P1">- використовувати блочну верстку. </text:p>
      <text:p text:style-name="P1">- кукі (cookies) не використовувати, лише сессії (sessions). </text:p>
      <text:p text:style-name="P1"/>
      <text:p text:style-name="P1">1. Перша сторінка </text:p>
      <text:p text:style-name="P1">Розгорнути сайт у себе на локальному сервері, створити index.php файл. Елемент DOCTYPE має бути наступного вигляду: "&lt;!DOCTYPE html&gt;" (в тому числі і на інших сторінках). </text:p>
      <text:p text:style-name="P1">Зверніть увагу, що будь-яка сторінка вашого сайту повинна проходити валідацію на сайті http://validator.w3.org/. </text:p>
      <text:p text:style-name="P1"/>
      <text:p text:style-name="P1">2. Сторінка авторизації користувача </text:p>
      <text:p text:style-name="P1">Якщо користувач не аутифікований, виводити блок на кожній сторінці сайту, де користувач має змогу ввести свій емейл або юзернейм та пароль у форму. </text:p>
      <text:p text:style-name="P1">При неправильності введених будь-яких даних, користувач повиннен побачити відповідне повідомлення, якщо користувач існує на сайті та його пароль збігається, тоді його авторизовувати. Користувач повинен бути тільки 1, тобто адміністратор. </text:p>
      <text:p text:style-name="P1"/>
      <text:p text:style-name="P1">3. Створення матеріалів. </text:p>
      <text:p text:style-name="P1">У блоці, на будь-якій сторінці сайту повинно бути посилання для створення нового матеріалу. </text:p>
      <text:p text:style-name="P1">На сторінці створення матеріалу повинно бути текстове поле для заголовка (input type text), зміст (textarea). Після додавання матеріалу - автоматичний перехід на сторінку його перегляду. </text:p>
      <text:p text:style-name="P1">Право на створення матеріалів має будь-який користувач, який є авторизованим на сайті.</text:p>
      <text:p text:style-name="P1"/>
      <text:p text:style-name="P3">4. Сторінка перегляду матеріалу </text:p>
      <text:p text:style-name="P3">Звичайна сторінка, у якій видно весь зміст та заголовок, обов'язково на сторінці повинні бути посилання на сторінки редагування матеріалу та для його видалення. </text:p>
      <text:p text:style-name="P3">Також на сторінці повинен виводитися автор матеріалу та дата його створення. </text:p>
      <text:p text:style-name="P3"/>
      <text:p text:style-name="P3">5. Сторінка редагування матеріалу </text:p>
      <text:p text:style-name="P3">На сторінці виводяться аналогічні поля як і на сторінці створення матеріалу, тільки значення текстових полів повинні бути вже заповнені існуючим змістом. Після відправки форми редагування матеріал оновлюється і ми опиняємося на сторінці його перегляду. </text:p>
      <text:p text:style-name="P3"/>
      <text:p text:style-name="P3">6. Головна сторінка з матеріалами </text:p>
      <text:p text:style-name="P3">Матеріали повинні виводитися на головній сторінці списком у форматі: </text:p>
      <text:p text:style-name="P3"><text:s/>- заголовок - власне сам заголовок зроблений посиланням на матеріал; </text:p>
      <text:p text:style-name="P3"><text:s/>- автор - логін користувача; </text:p>
      <text:p text:style-name="P3"><text:s/>- дата створення; </text:p>
      <text:p text:style-name="P3"><text:s/>- текст матеріалу - обрізаний на 150 символів до останнього слова, якщо кількість тексту перевищує 150 символів, тоді ставити у кінці 3 крапки; </text:p>
      <text:p text:style-name="P3"><text:s/>- нижче матеріалу виводиться посилання “Read More” (без лапок), відповідно натискаючи на нього переходимо на сторінку перегляду матеріалу. </text:p>
      <text:p text:style-name="P3">Обов'язково матеріали повинні виводитися по 10 одиниць на сторінку, якщо матеріалів більше як 10, тоді вмикається пейджер.</text:p>
      <text:p text:style-name="P3"><text:s/>Етап 2 (знайомство з GIT) </text:p>
      <text:p text:style-name="P3"/>
      <text:p text:style-name="P3">1. Ознайомлення </text:p>
      <text:p text:style-name="P3"><text:soft-page-break/>Ознайомитися з ГІТ - http://githowto.com/. Потрібно навчитися додавати файли в репозиторій, комітити, пушити, пулити, вернути коміт, вернути запушений коміт, створити гілку, закомітити гілку, запушити гілку. </text:p>
      <text:p text:style-name="P3"/>
      <text:p text:style-name="P3">2. Покласти свій сайт під GIT. </text:p>
      <text:p text:style-name="P3">Необхідно щоб Ваш сайт знаходився під GITом (https://github.com/), не забувайте комітитися та пушитися, оскільки це ваша резервна копія сайту. </text:p>
      <text:p text:style-name="P3"/>
      <text:p text:style-name="P3">3. Осягнути суть GIT та зрозуміти навіщо він потрібен.</text:p>
      <text:p text:style-name="P3">[16:46:08] id.tyapchyc: і ще поки оце </text:p>
      <text:p text:style-name="P3">Етап 3 (профіль користувача) </text:p>
      <text:p text:style-name="P3">1. Реєстрація на сайті </text:p>
      <text:p text:style-name="P3">Необхідна сторінка з формою реєстрації, де користувач повинне вести свій логін, пароль, повтор паролю та ввести електрону адресу. </text:p>
      <text:p text:style-name="P3">На відправці форми потрібно переконатися, що не існує користувача з таким самим логіном та емейлом на сайті, якщо усі введенні дані користувача валідні, тоді реєструвати користувача та автоматично авторизовувати, інакше - виводити інформаційне повідомлення. </text:p>
      <text:p text:style-name="P3"/>
      <text:p text:style-name="P3">2. Сторінка редагування даних користувача </text:p>
      <text:p text:style-name="P3">На сторінці редагування користувача повинно бути посилання на сторінку редагування профілю. </text:p>
      <text:p text:style-name="P3">Кожен користувач, якщо він авторизований має змогу поставити собі аватарку. Також має право записати своє прізвище, ім'я, змінити поштову адресу та пароль. </text:p>
      <text:p text:style-name="P3"/>
      <text:p text:style-name="P3">3. Сторінка перегляду даних про користувача </text:p>
      <text:p text:style-name="P3">Посилання на профіль користувача повинно бути на кожній сторінці сайту. Власне посилання відображається лише для авторизованого користувача яке веде на його ж профіль. </text:p>
      <text:p text:style-name="P3">На сторінці виводиться його аватарка у зменшеному розмірі 150х150 (Якщо аватарки немає, тоді виводити картинку по замовчуванню), емейл, прізвище, імя, дата коли користувач був зареєстрований, дата коли користувач був останній раз залогінений. Також посилання на сторінку редагування свого профілю, та видалення свого профілю на сайті. </text:p>
      <text:p text:style-name="P3">Не авторизовані користувачі на сайт також можуть переглядати профіль інших користувачів, але поле емейл не виводиться. </text:p>
      <text:p text:style-name="P3"/>
      <text:p text:style-name="P3">4. Ролі користувачів </text:p>
      <text:p text:style-name="P3">Зробити наступні ролі користувачів: Адміністратор, Редактор, Користувач, Заблокований. При реєстрації нового користувача він має роль Користувач. Ролі має змогу змінювати тільки користувач з ролю адміністратор. </text:p>
      <text:p text:style-name="P3">Можливості ролей сайту: </text:p>
      <text:p text:style-name="P3"><text:s/>- Користувач - звичайний користувач, який має змогу передивлюватися усі матеріали сайту. </text:p>
      <text:p text:style-name="P3"><text:s/>- Редактор - має право створювати свої статті, також редагувати та видаляти свої статті. </text:p>
      <text:p text:style-name="P3"><text:s/>- Адміністратор - може виконувати будь-які дії на сайті, у тому числі видаляти користувача, змінювати їм роль, редагувати будь який матеріал і т.д. </text:p>
      <text:p text:style-name="P3"><text:s/>- Заблокований - при авторизації на сайт бачить повідомлення, що він являється заблокований і авторизація не відбувається. </text:p>
      <text:p text:style-name="P3"><text:s/>- Анонімний користувач - має змогу переглядати матеріали, по суті нічим не відрізняється від звичайного користувача, окрім того, що він не може редагувати свої данні. </text:p>
      <text:p text:style-name="P3"/>
      <text:p text:style-name="P3">5. Список користувачів </text:p>
      <text:p text:style-name="P2"><text:span text:style-name="T1">Користувач з ролю Адміністратор повинен мати доступ до сторінки, де буде виводитися список усіх користувачів. У списку навпроти кожного користувача виводяться посилання Редагувати та Видалити. На сторінці редагування Адміністратор сайту має змогу змінити </text:span><text:soft-page-break/><text:span text:style-name="T1">роль користувача та інші його данні. </text:span></text:p>
      <text:p text:style-name="P3"/>
      <text:p text:style-name="P3">6. Посилання на профіль користувача </text:p>
      <text:p text:style-name="P3">На сторінці перегляду матеріалу і у списку матеріалів логін користувача зробити посиланням на його профіл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16:36:23</meta:creation-date>
    <dc:date>2013-11-12T18:11:45</dc:date>
    <meta:editing-duration>P0D</meta:editing-duration>
    <meta:editing-cycles>4</meta:editing-cycles>
    <meta:generator>LibreOffice/4.0.2.2$Linux_x86 LibreOffice_project/400m0$Build-2</meta:generator>
    <meta:document-statistic meta:table-count="0" meta:image-count="0" meta:object-count="0" meta:page-count="3" meta:paragraph-count="60" meta:word-count="807" meta:character-count="5855" meta:non-whitespace-character-count="5041"/>
  </office:meta>
</office:document-meta>
</file>